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wiss" style:font-pitch="variable"/>
    <style:font-face style:name="Bitstream Vera Sans" svg:font-family="'Bitstream Vera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cm" svg:stroke-color="#333333" draw:marker-start-width="0.25cm" draw:marker-end-width="0.25cm" draw:fill-color="#ff420e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/>
    </style:style>
    <style:style style:name="gr2" style:family="graphic" style:parent-style-name="standard">
      <style:graphic-properties draw:stroke="none" svg:stroke-width="0.03cm" svg:stroke-color="#333333" draw:marker-start-width="0.25cm" draw:marker-end-width="0.25cm" draw:fill-color="#ffd320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/>
    </style:style>
    <style:style style:name="gr3" style:family="graphic" style:parent-style-name="standard">
      <style:graphic-properties draw:stroke="none" svg:stroke-width="0.03cm" svg:stroke-color="#333333" draw:marker-start-width="0.25cm" draw:marker-end-width="0.25cm" draw:fill-color="#aecf00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/>
    </style:style>
    <style:style style:name="gr4" style:family="graphic" style:parent-style-name="standard">
      <style:graphic-properties draw:stroke="none" svg:stroke-width="0.03cm" svg:stroke-color="#333333" draw:marker-start-width="0.25cm" draw:marker-end-width="0.25cm" draw:fill="solid" draw:fill-color="#0084d1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/>
    </style:style>
    <style:style style:name="P1" style:family="paragraph">
      <style:paragraph-properties fo:text-align="center"/>
      <style:text-properties style:font-name="Droid Sans" fo:font-size="10.5pt" style:font-size-asian="10.5pt" style:font-size-complex="10.5pt"/>
    </style:style>
    <style:style style:name="P2" style:family="paragraph">
      <loext:graphic-properties draw:fill-color="#ff420e"/>
      <style:paragraph-properties fo:text-align="center"/>
      <style:text-properties style:font-name="Droid Sans" fo:font-size="10.5pt" fo:font-weight="bold" style:font-size-asian="10.5pt" style:font-weight-asian="bold" style:font-size-complex="10.5pt" style:font-weight-complex="bold"/>
    </style:style>
    <style:style style:name="P3" style:family="paragraph">
      <loext:graphic-properties draw:fill-color="#ffd320"/>
      <style:paragraph-properties fo:text-align="center"/>
      <style:text-properties style:font-name="Droid Sans" fo:font-size="10.5pt" fo:font-weight="bold" style:font-size-asian="10.5pt" style:font-weight-asian="bold" style:font-size-complex="10.5pt" style:font-weight-complex="bold"/>
    </style:style>
    <style:style style:name="P4" style:family="paragraph">
      <loext:graphic-properties draw:fill-color="#aecf00"/>
      <style:paragraph-properties fo:text-align="center"/>
      <style:text-properties style:font-name="Droid Sans" fo:font-size="10.5pt" fo:font-weight="bold" style:font-size-asian="10.5pt" style:font-weight-asian="bold" style:font-size-complex="10.5pt" style:font-weight-complex="bold"/>
    </style:style>
    <style:style style:name="P5" style:family="paragraph">
      <loext:graphic-properties draw:fill="solid" draw:fill-color="#0084d1"/>
      <style:paragraph-properties fo:text-align="center"/>
      <style:text-properties style:font-name="Droid Sans" fo:font-size="10.5pt" fo:font-weight="bold" style:font-size-asian="10.5pt" style:font-weight-asian="bold" style:font-size-complex="10.5pt" style:font-weight-complex="bold"/>
    </style:style>
    <style:style style:name="T1" style:family="text">
      <style:text-properties style:font-name="Droid Sans" fo:font-size="10.5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1cm" svg:height="0.8cm" svg:x="5.5cm" svg:y="2.1cm">
          <text:p text:style-name="P1"><text:span text:style-name="T1">A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0.8cm" svg:x="4.3cm" svg:y="2.1cm">
          <text:p text:style-name="P1"><text:span text:style-name="T1">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1cm" svg:height="0.8cm" svg:x="6.7cm" svg:y="2.1cm">
          <text:p text:style-name="P1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.1cm" svg:height="0.8cm" svg:x="5.5cm" svg:y="3.1cm">
          <text:p text:style-name="P1"><text:span text:style-name="T1">ES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0.8cm" svg:x="4.3cm" svg:y="3.1cm">
          <text:p text:style-name="P1"><text:span text:style-name="T1">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1cm" svg:height="0.8cm" svg:x="6.7cm" svg:y="3.1cm">
          <text:p text:style-name="P1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.1cm" svg:height="0.8cm" svg:x="7.9cm" svg:y="3.1cm">
          <text:p text:style-name="P1"><text:span text:style-name="T1">ESP-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.1cm" svg:height="0.8cm" svg:x="5.5cm" svg:y="4.1cm">
          <text:p text:style-name="P1"><text:span text:style-name="T1">ES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0.8cm" svg:x="3.1cm" svg:y="4.1cm">
          <text:p text:style-name="P1"><text:span text:style-name="T1">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1cm" svg:height="0.8cm" svg:x="6.7cm" svg:y="4.1cm">
          <text:p text:style-name="P1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.1cm" svg:height="0.8cm" svg:x="7.9cm" svg:y="4.1cm">
          <text:p text:style-name="P1"><text:span text:style-name="T1">ESP-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1cm" svg:height="0.8cm" svg:x="4.3cm" svg:y="4.1cm">
          <text:p text:style-name="P1"><text:span text:style-name="T1">AH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wiss" style:font-pitch="variable"/>
    <style:font-face style:name="Bitstream Vera Sans" svg:font-family="'Bitstream Vera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23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1-14T21:03:54</meta:creation-date>
    <dc:date>2015-06-28T21:05:07.994274805</dc:date>
    <meta:editing-duration>PT3H30M11S</meta:editing-duration>
    <meta:editing-cycles>18</meta:editing-cycles>
    <meta:generator>LibreOffice/4.4.4.2$Linux_X86_64 LibreOffice_project/40m0$Build-2</meta:generator>
    <dc:creator>Philippe Latu</dc:creator>
    <meta:document-statistic meta:object-count="12"/>
  </office:meta>
</office:document-meta>
</file>